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30000018BA7FF22CF4846AE45.png" manifest:media-type="image/png"/>
  <manifest:file-entry manifest:full-path="Pictures/100000000000037900000281F53CCEAD80BC1802.png" manifest:media-type="image/png"/>
  <manifest:file-entry manifest:full-path="Pictures/10000000000001B00000011FA0EFD6CC66C474CE.png" manifest:media-type="image/png"/>
  <manifest:file-entry manifest:full-path="Pictures/10000000000001C200000122FA3215A3DB50BACD.png" manifest:media-type="image/png"/>
  <manifest:file-entry manifest:full-path="Pictures/10000000000001C100000247B4E4580DE65CBAB3.png" manifest:media-type="image/png"/>
  <manifest:file-entry manifest:full-path="Pictures/10000000000002D90000026174B7D8B69699534F.png" manifest:media-type="image/png"/>
  <manifest:file-entry manifest:full-path="Pictures/10000000000003E50000028251DB3D3A634586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fo:font-weight="bold" officeooo:rsid="000936f0" officeooo:paragraph-rsid="000936f0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MOSIS State Machines</text:p>
      <text:p text:style-name="Standard"><draw:frame draw:style-name="fr1" draw:name="Image6" text:anchor-type="paragraph" svg:x="27.936cm" svg:y="12.938cm" svg:width="7.705cm" svg:height="5.112cm" draw:z-index="1"><draw:image xlink:href="Pictures/10000000000001B00000011FA0EFD6CC66C474CE.png" xlink:type="simple" xlink:show="embed" xlink:actuate="onLoad"/></draw:frame><draw:frame draw:style-name="fr1" draw:name="Image7" text:anchor-type="paragraph" svg:x="27.88cm" svg:y="19.17cm" svg:width="7.923cm" svg:height="5.061cm" draw:z-index="2"><draw:image xlink:href="Pictures/10000000000001C200000122FA3215A3DB50BACD.png" xlink:type="simple" xlink:show="embed" xlink:actuate="onLoad"/></draw:frame><draw:frame draw:style-name="fr1" draw:name="Image3" text:anchor-type="paragraph" svg:x="4.112cm" svg:y="13.28cm" svg:width="8.682cm" svg:height="11.255cm" draw:z-index="0"><draw:image xlink:href="Pictures/10000000000001C100000247B4E4580DE65CBAB3.png" xlink:type="simple" xlink:show="embed" xlink:actuate="onLoad"/></draw:frame><draw:frame draw:style-name="fr1" draw:name="Image2" text:anchor-type="paragraph" svg:x="19.583cm" svg:y="0.764cm" svg:width="17.932cm" svg:height="11.546cm" draw:z-index="4"><draw:image xlink:href="Pictures/10000000000003E50000028251DB3D3A63458668.png" xlink:type="simple" xlink:show="embed" xlink:actuate="onLoad"/></draw:frame><draw:frame draw:style-name="fr1" draw:name="Image1" text:anchor-type="paragraph" svg:x="2.078cm" svg:y="0.915cm" svg:width="15.628cm" svg:height="11.268cm" draw:z-index="3"><draw:image xlink:href="Pictures/100000000000037900000281F53CCEAD80BC1802.png" xlink:type="simple" xlink:show="embed" xlink:actuate="onLoad"/></draw:frame><draw:frame draw:style-name="fr1" draw:name="Image4" text:anchor-type="paragraph" svg:x="15.245cm" svg:y="12.577cm" svg:width="9.409cm" svg:height="7.86cm" draw:z-index="5"><draw:image xlink:href="Pictures/10000000000002D90000026174B7D8B69699534F.png" xlink:type="simple" xlink:show="embed" xlink:actuate="onLoad"/></draw:frame><draw:frame draw:style-name="fr1" draw:name="Image5" text:anchor-type="paragraph" svg:x="16.969cm" svg:y="21.063cm" svg:width="5.715cm" svg:height="4.833cm" draw:z-index="6"><draw:image xlink:href="Pictures/10000000000001D30000018BA7FF22CF4846AE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5:39:02.163385002</meta:creation-date>
    <dc:date>2019-07-23T15:40:12.302103484</dc:date>
    <meta:editing-duration>PT10M15S</meta:editing-duration>
    <meta:editing-cycles>2</meta:editing-cycles>
    <meta:generator>LibreOffice/5.1.6.2$Linux_X86_64 LibreOffice_project/10m0$Build-2</meta:generator>
    <meta:print-date>2019-07-10T15:58:37.753109399</meta:print-date>
    <meta:document-statistic meta:table-count="0" meta:image-count="7" meta:object-count="0" meta:page-count="1" meta:paragraph-count="1" meta:word-count="3" meta:character-count="22" meta:non-whitespace-character-count="20"/>
  </office:meta>
</office:document-meta>
</file>